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ffd320" draw:fill-gradient-name="Gradient_20_1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gradient" draw:fill-color="#ffffff" draw:fill-gradient-name="Gradient_20_16" draw:textarea-vertical-align="middle"/>
    </style:style>
    <style:style style:name="gr3" style:family="graphic" style:parent-style-name="standard">
      <style:graphic-properties draw:stroke="none" draw:fill="gradient" draw:fill-color="#579d1c" draw:fill-gradient-name="Gradient_20_15" draw:textarea-vertical-align="middle"/>
    </style:style>
    <style:style style:name="gr4" style:family="graphic" style:parent-style-name="standard">
      <style:graphic-properties draw:stroke="none" draw:fill="gradient" draw:fill-color="#1c1c1c" draw:fill-gradient-name="Gradient_20_15" draw:textarea-vertical-align="middle"/>
    </style:style>
    <style:style style:name="gr5" style:family="graphic" style:parent-style-name="standard">
      <style:graphic-properties draw:stroke="none" draw:fill="solid" draw:fill-color="#ffffff" draw:opacity="50%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468cm" svg:height="14.468cm" svg:x="3.378cm" svg:y="6.924cm">
          <text:p/>
          <draw:enhanced-geometry svg:viewBox="0 0 21600 21600" draw:path-stretchpoint-x="10800" draw:path-stretchpoint-y="10800" draw:text-areas="?f3 ?f4 ?f5 ?f6" draw:type="round-rectangle" draw:modifiers="3950.072568940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draw:layer="layout" svg:width="10.076cm" svg:height="10.076cm" svg:x="5.574cm" svg:y="9.12cm">
          <text:p/>
        </draw:circle>
        <draw:circle draw:style-name="gr3" draw:text-style-name="P1" draw:layer="layout" svg:width="5.461cm" svg:height="5.461cm" svg:x="7.882cm" svg:y="11.428cm">
          <text:p/>
        </draw:circle>
        <draw:circle draw:style-name="gr4" draw:text-style-name="P1" draw:layer="layout" svg:width="3.321cm" svg:height="3.321cm" svg:x="8.952cm" svg:y="12.498cm">
          <text:p/>
        </draw:circle>
        <draw:circle draw:style-name="gr5" draw:text-style-name="P1" draw:layer="layout" svg:width="2.027cm" svg:height="2.027cm" svg:x="10.019cm" svg:y="11.089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dient_20_10" draw:display-name="Gradient 10" draw:style="radial" draw:cx="65%" draw:cy="40%" draw:start-color="#00ccff" draw:end-color="#83caff" draw:start-intensity="65%" draw:end-intensity="100%" draw:border="0%"/>
    <draw:gradient draw:name="Gradient_20_15" draw:display-name="Gradient 15" draw:style="radial" draw:cx="50%" draw:cy="50%" draw:start-color="#314004" draw:end-color="#579d1c" draw:start-intensity="100%" draw:end-intensity="100%" draw:border="0%"/>
    <draw:gradient draw:name="Gradient_20_16" draw:display-name="Gradient 16" draw:style="radial" draw:cx="50%" draw:cy="50%" draw:start-color="#eeeeee" draw:end-color="#ffffff" draw:start-intensity="100%" draw:end-intensity="100%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sley Branton</meta:initial-creator>
    <meta:creation-date>2017-06-29T11:12:41.25</meta:creation-date>
    <dc:date>2017-06-29T11:22:07.07</dc:date>
    <dc:creator>Wesley Branton</dc:creator>
    <meta:editing-duration>PT9M30S</meta:editing-duration>
    <meta:editing-cycles>1</meta:editing-cycles>
    <meta:document-statistic meta:object-count="5"/>
    <meta:generator>OpenOffice/4.1.3$Win32 OpenOffice.org_project/413m1$Build-9783</meta:generator>
  </office:meta>
</office:document-meta>
</file>